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0.51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ext-properties fo:color="#cc3300" fo:font-weight="bold" style:font-weight-asian="bold" style:font-weight-complex="bold"/>
    </style:style>
    <style:style style:name="ce17" style:family="table-cell" style:parent-style-name="Default">
      <style:text-properties fo:color="#579d1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9" style:family="table-cell" style:parent-style-name="Default">
      <style:text-properties fo:color="#c5000b"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1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c3300"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color="#c5000b"/>
    </style:style>
    <style:style style:name="ce27" style:family="table-cell" style:parent-style-name="Default" style:data-style-name="N111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2" table:style-name="ta1">
        <office:forms form:automatic-focus="false" form:apply-design-mode="false"/>
        <table:shapes>
          <draw:frame draw:z-index="0" draw:style-name="gr1" draw:text-style-name="P1" svg:width="20.767cm" svg:height="12.749cm" svg:x="3.568cm" svg:y="63.059cm">
            <draw:object draw:notify-on-update-of-ranges="List2.D18:List2.D51 List2.D18:List2.D51 List2.E18:List2.E51 List2.D18:List2.D51 List2.L18:List2.L51 List2.D18:List2.D51 List2.M18:List2.M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number-columns-repeated="8"/>
          <table:table-cell table:style-name="ce7"/>
          <table:table-cell table:style-name="ce9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rees</text:p>
          </table:table-cell>
          <table:table-cell table:style-name="ce4" office:value-type="string" calcext:value-type="string">
            <text:p>rea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u+s</text:p>
          </table:table-cell>
          <table:table-cell table:style-name="ce4" office:value-type="string" calcext:value-type="string">
            <text:p>r/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v6</text:p>
          </table:table-cell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7" table:formula="of:=[.G3]+[.H3]" office:value-type="float" office:value="326.97" calcext:value-type="float">
            <text:p>326.97</text:p>
          </table:table-cell>
          <table:table-cell table:style-name="ce9" table:formula="of:=[.F3]/[.G3]" office:value-type="float" office:value="0.81063745806197" calcext:value-type="float">
            <text:p>0.8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7" table:formula="of:=[.G4]+[.H4]" office:value-type="float" office:value="18.85" calcext:value-type="float">
            <text:p>18.85</text:p>
          </table:table-cell>
          <table:table-cell table:style-name="ce9" table:formula="of:=[.F4]/[.G4]" office:value-type="float" office:value="0.71319018404908" calcext:value-type="float">
            <text:p>0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7" table:formula="of:=[.G5]+[.H5]" office:value-type="float" office:value="26.35" calcext:value-type="float">
            <text:p>26.35</text:p>
          </table:table-cell>
          <table:table-cell table:style-name="ce9" table:formula="of:=[.F5]/[.G5]" office:value-type="float" office:value="0.792982456140351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7" table:formula="of:=[.G6]+[.H6]" office:value-type="float" office:value="12.47" calcext:value-type="float">
            <text:p>12.47</text:p>
          </table:table-cell>
          <table:table-cell table:style-name="ce9" table:formula="of:=[.F6]/[.G6]" office:value-type="float" office:value="0.853723404255319" calcext:value-type="float">
            <text:p>0.8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7" table:formula="of:=[.G7]+[.H7]" office:value-type="float" office:value="8.46" calcext:value-type="float">
            <text:p>8.46</text:p>
          </table:table-cell>
          <table:table-cell table:style-name="ce9" table:formula="of:=[.F7]/[.G7]" office:value-type="float" office:value="0.837837837837838" calcext:value-type="float">
            <text:p>0.8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7" table:formula="of:=[.G8]+[.H8]" office:value-type="float" office:value="2.69" calcext:value-type="float">
            <text:p>2.69</text:p>
          </table:table-cell>
          <table:table-cell table:style-name="ce9" table:formula="of:=[.F8]/[.G8]" office:value-type="float" office:value="0.886075949367089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7" table:formula="of:=[.G9]+[.H9]" office:value-type="float" office:value="1.64" calcext:value-type="float">
            <text:p>1.64</text:p>
          </table:table-cell>
          <table:table-cell table:style-name="ce9" table:formula="of:=[.F9]/[.G9]" office:value-type="float" office:value="0.978260869565217" calcext:value-type="float">
            <text:p>0.98</text:p>
          </table:table-cell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 table:number-columns-repeated="8"/>
          <table:table-cell table:style-name="ce7"/>
          <table:table-cell table:style-name="ce9"/>
          <table:table-cell table:number-columns-repeated="1014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7" table:formula="of:=[.G11]+[.H11]" office:value-type="float" office:value="16.55" calcext:value-type="float">
            <text:p>16.55</text:p>
          </table:table-cell>
          <table:table-cell table:style-name="ce9" table:formula="of:=[.F11]/[.G11]" office:value-type="float" office:value="1.17193195625759" calcext:value-type="float">
            <text:p>1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7" table:formula="of:=[.G12]+[.H12]" office:value-type="float" office:value="0.56" calcext:value-type="float">
            <text:p>0.56</text:p>
          </table:table-cell>
          <table:table-cell table:style-name="ce9" table:formula="of:=[.F12]/[.G12]" office:value-type="float" office:value="1.01818181818182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7" table:formula="of:=[.G13]+[.H13]" office:value-type="float" office:value="1.83" calcext:value-type="float">
            <text:p>1.83</text:p>
          </table:table-cell>
          <table:table-cell table:style-name="ce9" table:formula="of:=[.F13]/[.G13]" office:value-type="float" office:value="1.01098901098901" calcext:value-type="float">
            <text:p>1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7" table:formula="of:=[.G14]+[.H14]" office:value-type="float" office:value="0.59" calcext:value-type="float">
            <text:p>0.59</text:p>
          </table:table-cell>
          <table:table-cell table:style-name="ce9" table:formula="of:=[.F14]/[.G14]" office:value-type="float" office:value="1.01724137931034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7" table:formula="of:=[.G15]+[.H15]" office:value-type="float" office:value="0.13" calcext:value-type="float">
            <text:p>0.13</text:p>
          </table:table-cell>
          <table:table-cell table:style-name="ce9" table:formula="of:=[.F15]/[.G15]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trees</text:p>
          </table:table-cell>
          <table:table-cell table:style-name="ce5" office:value-type="string" calcext:value-type="string">
            <text:p>ti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8" office:value-type="string" calcext:value-type="string">
            <text:p>X-X</text:p>
          </table:table-cell>
          <table:table-cell table:number-columns-repeated="2"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6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office:value-type="float" office:value="253" calcext:value-type="float">
            <text:p>25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44" calcext:value-type="float">
            <text:p>2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294" calcext:value-type="float">
            <text:p>29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1" table:style-name="ta1">
        <office:forms form:automatic-focus="false" form:apply-design-mode="false"/>
        <table:shapes>
          <draw:frame draw:z-index="0" draw:style-name="gr1" draw:text-style-name="P1" svg:width="20.767cm" svg:height="12.749cm" svg:x="3.568cm" svg:y="63.059cm">
            <draw:object draw:notify-on-update-of-ranges="List1.D102:List1.D135 List1.E102:List1.E135 List1.M102:List1.M135 List1.N102:List1.N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12"/>
          <table:table-cell table:style-name="ce14" office:value-type="string" calcext:value-type="string">
            <text:p>s3</text:p>
          </table:table-cell>
          <table:table-cell table:style-name="ce18" office:value-type="string" calcext:value-type="string" table:number-columns-spanned="5" table:number-rows-spanned="1">
            <text:p>Počet konfliktů, které se prohrály.</text:p>
          </table:table-cell>
          <table:covered-table-cell table:style-name="ce20"/>
          <table:covered-table-cell table:number-columns-repeated="3" table:style-name="ce12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14" office:value-type="string" calcext:value-type="string">
            <text:p>s5</text:p>
          </table:table-cell>
          <table:table-cell table:style-name="ce18" office:value-type="string" calcext:value-type="string" table:number-columns-spanned="5" table:number-rows-spanned="1">
            <text:p>Počet neúspěšného získání uzlu z fronty.</text:p>
          </table:table-cell>
          <table:covered-table-cell table:style-name="ce20"/>
          <table:covered-table-cell table:number-columns-repeated="3" table:style-name="ce12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14" office:value-type="string" calcext:value-type="string">
            <text:p>s6</text:p>
          </table:table-cell>
          <table:table-cell table:style-name="ce18" office:value-type="string" calcext:value-type="string" table:number-columns-spanned="5" table:number-rows-spanned="1">
            <text:p>Počet vrácení uzlu do root frony.</text:p>
          </table:table-cell>
          <table:covered-table-cell table:style-name="ce20"/>
          <table:covered-table-cell table:number-columns-repeated="3" table:style-name="ce12"/>
          <table:table-cell table:number-columns-repeated="1014"/>
        </table:table-row>
        <table:table-row table:style-name="ro1">
          <table:table-cell table:style-name="ce12"/>
          <table:table-cell table:style-name="ce14"/>
          <table:table-cell table:style-name="ce12"/>
          <table:table-cell table:style-name="ce14" office:value-type="string" calcext:value-type="string">
            <text:p>s7</text:p>
          </table:table-cell>
          <table:table-cell table:style-name="ce18" office:value-type="string" calcext:value-type="string" table:number-columns-spanned="5" table:number-rows-spanned="1">
            <text:p>Počet vyhraných konfliktů. = Počet zahozených stromů.</text:p>
          </table:table-cell>
          <table:covered-table-cell table:style-name="ce20"/>
          <table:covered-table-cell table:number-columns-repeated="3" table:style-name="ce12"/>
          <table:table-cell table:style-name="ce12" table:number-columns-repeated="1014"/>
        </table:table-row>
        <table:table-row table:style-name="ro1">
          <table:table-cell table:style-name="ce12"/>
          <table:table-cell table:style-name="ce14"/>
          <table:table-cell table:style-name="ce12"/>
          <table:table-cell table:style-name="ce14" office:value-type="string" calcext:value-type="string">
            <text:p>s8</text:p>
          </table:table-cell>
          <table:table-cell table:style-name="ce18" office:value-type="string" calcext:value-type="string">
            <text:p>Počet looser stromů, které našly cestu.</text:p>
          </table:table-cell>
          <table:table-cell table:style-name="ce20"/>
          <table:table-cell table:style-name="ce12" table:number-columns-repeated="1017"/>
        </table:table-row>
        <table:table-row table:style-name="ro1">
          <table:table-cell/>
          <table:table-cell table:style-name="ce10"/>
          <table:table-cell table:style-name="ce15"/>
          <table:table-cell table:style-name="ce10" office:value-type="string" calcext:value-type="string">
            <text:p>s9</text:p>
          </table:table-cell>
          <table:table-cell office:value-type="string" calcext:value-type="string">
            <text:p>Získání uzlu z fronty.</text:p>
          </table:table-cell>
          <table:table-cell table:number-columns-repeated="1018"/>
        </table:table-row>
        <table:table-row table:style-name="ro1">
          <table:table-cell/>
          <table:table-cell table:style-name="ce10"/>
          <table:table-cell table:style-name="ce15"/>
          <table:table-cell table:style-name="ce10" office:value-type="string" calcext:value-type="string">
            <text:p>s10</text:p>
          </table:table-cell>
          <table:table-cell office:value-type="string" calcext:value-type="string">
            <text:p>Počet looser stromů, které nenašly cestu.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3"/>
          <table:table-cell table:style-name="ce13" office:value-type="string" calcext:value-type="string">
            <text:p>FILE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trees</text:p>
          </table:table-cell>
          <table:table-cell table:style-name="ce21" office:value-type="string" calcext:value-type="string">
            <text:p>time</text:p>
          </table:table-cell>
          <table:table-cell table:style-name="ce13" office:value-type="string" calcext:value-type="string">
            <text:p>s3</text:p>
          </table:table-cell>
          <table:table-cell table:style-name="ce13" office:value-type="string" calcext:value-type="string">
            <text:p>s5</text:p>
          </table:table-cell>
          <table:table-cell table:style-name="ce13" office:value-type="string" calcext:value-type="string">
            <text:p>s6</text:p>
          </table:table-cell>
          <table:table-cell table:style-name="ce13" office:value-type="string" calcext:value-type="string">
            <text:p>s7</text:p>
          </table:table-cell>
          <table:table-cell table:style-name="ce13" office:value-type="string" calcext:value-type="string">
            <text:p>s8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s10</text:p>
          </table:table-cell>
          <table:table-cell table:style-name="ce13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63" calcext:value-type="float">
            <text:p>863</text:p>
          </table:table-cell>
          <table:table-cell office:value-type="float" office:value="0.15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9" office:value-type="float" office:value="124914" calcext:value-type="float">
            <text:p>124914</text:p>
          </table:table-cell>
          <table:table-cell office:value-type="float" office:value="34.536" calcext:value-type="float">
            <text:p>34.54</text:p>
          </table:table-cell>
          <table:table-cell office:value-type="float" office:value="123511" calcext:value-type="float">
            <text:p>1235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9" office:value-type="float" office:value="589096" calcext:value-type="float">
            <text:p>589096</text:p>
          </table:table-cell>
          <table:table-cell office:value-type="float" office:value="30.14" calcext:value-type="float">
            <text:p>30.14</text:p>
          </table:table-cell>
          <table:table-cell office:value-type="float" office:value="586790" calcext:value-type="float">
            <text:p>58679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9" office:value-type="float" office:value="2453491" calcext:value-type="float">
            <text:p>2453491</text:p>
          </table:table-cell>
          <table:table-cell office:value-type="float" office:value="15.908" calcext:value-type="float">
            <text:p>15.91</text:p>
          </table:table-cell>
          <table:table-cell office:value-type="float" office:value="2450799" calcext:value-type="float">
            <text:p>24507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9" office:value-type="float" office:value="5176278" calcext:value-type="float">
            <text:p>5176278</text:p>
          </table:table-cell>
          <table:table-cell office:value-type="float" office:value="8.896" calcext:value-type="float">
            <text:p>8.90</text:p>
          </table:table-cell>
          <table:table-cell office:value-type="float" office:value="5173503" calcext:value-type="float">
            <text:p>517350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48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35" calcext:value-type="float">
            <text:p>7335</text:p>
          </table:table-cell>
          <table:table-cell office:value-type="float" office:value="44.996" calcext:value-type="float">
            <text:p>45.00</text:p>
          </table:table-cell>
          <table:table-cell table:style-name="ce26" office:value-type="float" office:value="251837" calcext:value-type="float">
            <text:p>251837</text:p>
          </table:table-cell>
          <table:table-cell office:value-type="float" office:value="25" calcext:value-type="float">
            <text:p>25</text:p>
          </table:table-cell>
          <table:table-cell office:value-type="float" office:value="6478" calcext:value-type="float">
            <text:p>6478</text:p>
          </table:table-cell>
          <table:table-cell office:value-type="float" office:value="6295" calcext:value-type="float">
            <text:p>62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05" calcext:value-type="float">
            <text:p>28005</text:p>
          </table:table-cell>
          <table:table-cell office:value-type="float" office:value="47.212" calcext:value-type="float">
            <text:p>47.21</text:p>
          </table:table-cell>
          <table:table-cell table:style-name="ce26" office:value-type="float" office:value="742413" calcext:value-type="float">
            <text:p>742413</text:p>
          </table:table-cell>
          <table:table-cell office:value-type="float" office:value="26" calcext:value-type="float">
            <text:p>26</text:p>
          </table:table-cell>
          <table:table-cell office:value-type="float" office:value="26280" calcext:value-type="float">
            <text:p>26280</text:p>
          </table:table-cell>
          <table:table-cell office:value-type="float" office:value="27007" calcext:value-type="float">
            <text:p>270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352" calcext:value-type="float">
            <text:p>50352</text:p>
          </table:table-cell>
          <table:table-cell office:value-type="float" office:value="53.3" calcext:value-type="float">
            <text:p>53.30</text:p>
          </table:table-cell>
          <table:table-cell table:style-name="ce26" office:value-type="float" office:value="1433384" calcext:value-type="float">
            <text:p>1433384</text:p>
          </table:table-cell>
          <table:table-cell office:value-type="float" office:value="65" calcext:value-type="float">
            <text:p>65</text:p>
          </table:table-cell>
          <table:table-cell office:value-type="float" office:value="50165" calcext:value-type="float">
            <text:p>5016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861" calcext:value-type="float">
            <text:p>65861</text:p>
          </table:table-cell>
          <table:table-cell office:value-type="float" office:value="44.256" calcext:value-type="float">
            <text:p>44.26</text:p>
          </table:table-cell>
          <table:table-cell table:style-name="ce26" office:value-type="float" office:value="2012593" calcext:value-type="float">
            <text:p>20125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7552" calcext:value-type="float">
            <text:p>57552</text:p>
          </table:table-cell>
          <table:table-cell office:value-type="float" office:value="9.572" calcext:value-type="float">
            <text:p>9.57</text:p>
          </table:table-cell>
          <table:table-cell table:style-name="ce26"/>
          <table:table-cell office:value-type="float" office:value="6069541" calcext:value-type="float">
            <text:p>60695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6262" calcext:value-type="float">
            <text:p>56262</text:p>
          </table:table-cell>
          <table:table-cell office:value-type="float" office:value="8.296" calcext:value-type="float">
            <text:p>8.30</text:p>
          </table:table-cell>
          <table:table-cell table:style-name="ce26"/>
          <table:table-cell office:value-type="float" office:value="25918457" calcext:value-type="float">
            <text:p>259184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60562" calcext:value-type="float">
            <text:p>60562</text:p>
          </table:table-cell>
          <table:table-cell office:value-type="float" office:value="10.728" calcext:value-type="float">
            <text:p>10.73</text:p>
          </table:table-cell>
          <table:table-cell table:style-name="ce26" office:value-type="float" office:value="5789102" calcext:value-type="float">
            <text:p>5789102</text:p>
          </table:table-cell>
          <table:table-cell office:value-type="float" office:value="33294224" calcext:value-type="float">
            <text:p>332942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58771" calcext:value-type="float">
            <text:p>58771</text:p>
          </table:table-cell>
          <table:table-cell office:value-type="float" office:value="10.824" calcext:value-type="float">
            <text:p>10.82</text:p>
          </table:table-cell>
          <table:table-cell table:style-name="ce26" office:value-type="float" office:value="5741066" calcext:value-type="float">
            <text:p>57410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8776" calcext:value-type="float">
            <text:p>48776</text:p>
          </table:table-cell>
          <table:table-cell office:value-type="float" office:value="9.076" calcext:value-type="float">
            <text:p>9.08</text:p>
          </table:table-cell>
          <table:table-cell table:style-name="ce26" office:value-type="float" office:value="4570207" calcext:value-type="float">
            <text:p>45702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1511" calcext:value-type="float">
            <text:p>41511</text:p>
          </table:table-cell>
          <table:table-cell office:value-type="float" office:value="9.324" calcext:value-type="float">
            <text:p>9.32</text:p>
          </table:table-cell>
          <table:table-cell table:style-name="ce26" office:value-type="float" office:value="4012031" calcext:value-type="float">
            <text:p>40120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36999" calcext:value-type="float">
            <text:p>36999</text:p>
          </table:table-cell>
          <table:table-cell office:value-type="float" office:value="7.06" calcext:value-type="float">
            <text:p>7.06</text:p>
          </table:table-cell>
          <table:table-cell table:style-name="ce26" office:value-type="float" office:value="3663749" calcext:value-type="float">
            <text:p>3663749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2" calcext:value-type="float">
            <text:p>0.0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47" calcext:value-type="float">
            <text:p>7047</text:p>
          </table:table-cell>
          <table:table-cell office:value-type="float" office:value="39.368" calcext:value-type="float">
            <text:p>39.37</text:p>
          </table:table-cell>
          <table:table-cell table:number-columns-repeated="3"/>
          <table:table-cell table:style-name="ce26" office:value-type="float" office:value="6139" calcext:value-type="float">
            <text:p>6139</text:p>
          </table:table-cell>
          <table:table-cell/>
          <table:table-cell office:value-type="float" office:value="8046" calcext:value-type="float">
            <text:p>804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030" calcext:value-type="float">
            <text:p>16030</text:p>
          </table:table-cell>
          <table:table-cell office:value-type="float" office:value="43.992" calcext:value-type="float">
            <text:p>43.99</text:p>
          </table:table-cell>
          <table:table-cell table:number-columns-repeated="3"/>
          <table:table-cell table:style-name="ce26" office:value-type="float" office:value="15058" calcext:value-type="float">
            <text:p>15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033" calcext:value-type="float">
            <text:p>21033</text:p>
          </table:table-cell>
          <table:table-cell office:value-type="float" office:value="28.02" calcext:value-type="float">
            <text:p>28.02</text:p>
          </table:table-cell>
          <table:table-cell table:number-columns-repeated="2"/>
          <table:table-cell office:value-type="float" office:value="21520" calcext:value-type="float">
            <text:p>21520</text:p>
          </table:table-cell>
          <table:table-cell table:style-name="ce26" office:value-type="float" office:value="20019" calcext:value-type="float">
            <text:p>20019</text:p>
          </table:table-cell>
          <table:table-cell office:value-type="float" office:value="461" calcext:value-type="float">
            <text:p>461</text:p>
          </table:table-cell>
          <table:table-cell office:value-type="float" office:value="23710" calcext:value-type="float">
            <text:p>2371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10922832" calcext:value-type="float">
            <text:p>10922832</text:p>
          </table:table-cell>
          <table:table-cell table:style-name="ce26" office:value-type="float" office:value="331" calcext:value-type="float">
            <text:p>331</text:p>
          </table:table-cell>
          <table:table-cell office:value-type="float" office:value="713" calcext:value-type="float">
            <text:p>713</text:p>
          </table:table-cell>
          <table:table-cell office:value-type="float" office:value="7104845" calcext:value-type="float">
            <text:p>710484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549" calcext:value-type="float">
            <text:p>1549</text:p>
          </table:table-cell>
          <table:table-cell office:value-type="float" office:value="1.664" calcext:value-type="float">
            <text:p>1.66</text:p>
          </table:table-cell>
          <table:table-cell table:number-columns-repeated="3"/>
          <table:table-cell table:style-name="ce26" office:value-type="float" office:value="447" calcext:value-type="float">
            <text:p>4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96" calcext:value-type="float">
            <text:p>1.60</text:p>
          </table:table-cell>
          <table:table-cell table:number-columns-repeated="3"/>
          <table:table-cell table:style-name="ce26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table:style-name="ce22" office:value-type="float" office:value="0.016" calcext:value-type="float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table:style-name="ce22" office:value-type="float" office:value="18.352" calcext:value-type="float">
            <text:p>18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table:style-name="ce22" office:value-type="float" office:value="14.212" calcext:value-type="float">
            <text:p>14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5.408" calcext:value-type="float">
            <text:p>5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754" calcext:value-type="float">
            <text:p>875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1.648" calcext:value-type="float">
            <text:p>1.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94" calcext:value-type="float">
            <text:p>894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49887" calcext:value-type="float">
            <text:p>64988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float" office:value="0.716" calcext:value-type="float">
            <text:p>0.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66733" calcext:value-type="float">
            <text:p>7667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113" calcext:value-type="float">
            <text:p>1113</text:p>
          </table:table-cell>
          <table:table-cell office:value-type="float" office:value="1.552" calcext:value-type="float">
            <text:p>1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15504" calcext:value-type="float">
            <text:p>32155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5" calcext:value-type="float">
            <text:p>1115</text:p>
          </table:table-cell>
          <table:table-cell office:value-type="float" office:value="1.208" calcext:value-type="float">
            <text:p>1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16923" calcext:value-type="float">
            <text:p>24169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3"/>
          <table:table-cell table:style-name="ce13" office:value-type="string" calcext:value-type="string">
            <text:p>FILE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trees</text:p>
          </table:table-cell>
          <table:table-cell table:style-name="ce21" office:value-type="string" calcext:value-type="string">
            <text:p>real</text:p>
          </table:table-cell>
          <table:table-cell table:style-name="ce27" office:value-type="string" calcext:value-type="string">
            <text:p>user</text:p>
          </table:table-cell>
          <table:table-cell table:style-name="ce27" office:value-type="string" calcext:value-type="string">
            <text:p>sys</text:p>
          </table:table-cell>
          <table:table-cell table:style-name="ce27" office:value-type="string" calcext:value-type="string">
            <text:p>u+s</text:p>
          </table:table-cell>
          <table:table-cell table:style-name="ce27" office:value-type="string" calcext:value-type="string">
            <text:p>r/u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3" office:value-type="float" office:value="2.12" calcext:value-type="float">
            <text:p>2.12</text:p>
          </table:table-cell>
          <table:table-cell table:style-name="ce16" office:value-type="float" office:value="2.08" calcext:value-type="float">
            <text:p>2.08</text:p>
          </table:table-cell>
          <table:table-cell table:style-name="ce16" office:value-type="float" office:value="0.03" calcext:value-type="float">
            <text:p>0.03</text:p>
          </table:table-cell>
          <table:table-cell table:style-name="ce16" table:formula="of:=[.G56]+[.H56]" office:value-type="float" office:value="2.11" calcext:value-type="float">
            <text:p>2.11</text:p>
          </table:table-cell>
          <table:table-cell table:style-name="ce9" table:formula="of:=[.F56]/[.G56]" office:value-type="float" office:value="1.01923076923077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3" office:value-type="float" office:value="19.98" calcext:value-type="float">
            <text:p>19.98</text:p>
          </table:table-cell>
          <table:table-cell table:style-name="ce16" office:value-type="float" office:value="19.83" calcext:value-type="float">
            <text:p>19.83</text:p>
          </table:table-cell>
          <table:table-cell table:style-name="ce16" office:value-type="float" office:value="0.12" calcext:value-type="float">
            <text:p>0.12</text:p>
          </table:table-cell>
          <table:table-cell table:style-name="ce16" table:formula="of:=[.G57]+[.H57]" office:value-type="float" office:value="19.95" calcext:value-type="float">
            <text:p>19.95</text:p>
          </table:table-cell>
          <table:table-cell table:style-name="ce9" table:formula="of:=[.F57]/[.G57]" office:value-type="float" office:value="1.00756429652042" calcext:value-type="float">
            <text:p>1.0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6" table:number-columns-repeated="3"/>
          <table:table-cell table:style-name="ce23"/>
          <table:table-cell table:style-name="ce16" table:number-columns-repeated="3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4.96" calcext:value-type="float">
            <text:p>74.96</text:p>
          </table:table-cell>
          <table:table-cell office:value-type="float" office:value="74.92" calcext:value-type="float">
            <text:p>74.92</text:p>
          </table:table-cell>
          <table:table-cell office:value-type="float" office:value="0.02" calcext:value-type="float">
            <text:p>0.02</text:p>
          </table:table-cell>
          <table:table-cell table:style-name="ce7" table:formula="of:=[.G60]+[.H60]" office:value-type="float" office:value="74.94" calcext:value-type="float">
            <text:p>74.94</text:p>
          </table:table-cell>
          <table:table-cell table:style-name="ce9" table:formula="of:=[.F60]/[.G60]" office:value-type="float" office:value="1.00053390282969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1" calcext:value-type="float">
            <text:p>42.61</text:p>
          </table:table-cell>
          <table:table-cell office:value-type="float" office:value="18.28" calcext:value-type="float">
            <text:p>18.28</text:p>
          </table:table-cell>
          <table:table-cell table:style-name="ce7" table:formula="of:=[.G61]+[.H61]" office:value-type="float" office:value="60.89" calcext:value-type="float">
            <text:p>60.89</text:p>
          </table:table-cell>
          <table:table-cell table:style-name="ce9" table:formula="of:=[.F61]/[.G61]" office:value-type="float" office:value="0.812485332081671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office:value-type="float" office:value="23.05" calcext:value-type="float">
            <text:p>23.05</text:p>
          </table:table-cell>
          <table:table-cell office:value-type="float" office:value="27.92" calcext:value-type="float">
            <text:p>27.92</text:p>
          </table:table-cell>
          <table:table-cell office:value-type="float" office:value="13.65" calcext:value-type="float">
            <text:p>13.65</text:p>
          </table:table-cell>
          <table:table-cell table:style-name="ce7" table:formula="of:=[.G62]+[.H62]" office:value-type="float" office:value="41.57" calcext:value-type="float">
            <text:p>41.57</text:p>
          </table:table-cell>
          <table:table-cell table:style-name="ce9" table:formula="of:=[.F62]/[.G62]" office:value-type="float" office:value="0.825573065902579" calcext:value-type="float">
            <text:p>0.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63" calcext:value-type="float">
            <text:p>863</text:p>
          </table:table-cell>
          <table:table-cell office:value-type="float" office:value="16.31" calcext:value-type="float">
            <text:p>16.31</text:p>
          </table:table-cell>
          <table:table-cell office:value-type="float" office:value="20.02" calcext:value-type="float">
            <text:p>20.02</text:p>
          </table:table-cell>
          <table:table-cell office:value-type="float" office:value="8.94" calcext:value-type="float">
            <text:p>8.94</text:p>
          </table:table-cell>
          <table:table-cell table:style-name="ce7" table:formula="of:=[.G63]+[.H63]" office:value-type="float" office:value="28.96" calcext:value-type="float">
            <text:p>28.96</text:p>
          </table:table-cell>
          <table:table-cell table:style-name="ce9" table:formula="of:=[.F63]/[.G63]" office:value-type="float" office:value="0.814685314685315" calcext:value-type="float">
            <text:p>0.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12.71" calcext:value-type="float">
            <text:p>12.71</text:p>
          </table:table-cell>
          <table:table-cell office:value-type="float" office:value="16.27" calcext:value-type="float">
            <text:p>16.27</text:p>
          </table:table-cell>
          <table:table-cell office:value-type="float" office:value="5.35" calcext:value-type="float">
            <text:p>5.35</text:p>
          </table:table-cell>
          <table:table-cell table:style-name="ce7" table:formula="of:=[.G64]+[.H64]" office:value-type="float" office:value="21.62" calcext:value-type="float">
            <text:p>21.62</text:p>
          </table:table-cell>
          <table:table-cell table:style-name="ce9" table:formula="of:=[.F64]/[.G64]" office:value-type="float" office:value="0.78119237861094" calcext:value-type="float">
            <text:p>0.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1.74" calcext:value-type="float">
            <text:p>1.74</text:p>
          </table:table-cell>
          <table:table-cell table:style-name="ce7" table:formula="of:=[.G65]+[.H65]" office:value-type="float" office:value="9.87" calcext:value-type="float">
            <text:p>9.87</text:p>
          </table:table-cell>
          <table:table-cell table:style-name="ce9" table:formula="of:=[.F65]/[.G65]" office:value-type="float" office:value="0.751537515375154" calcext:value-type="float">
            <text:p>0.7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905" calcext:value-type="float">
            <text:p>905</text:p>
          </table:table-cell>
          <table:table-cell table:style-name="ce24" office:value-type="float" office:value="2.04" calcext:value-type="float">
            <text:p>2.04</text:p>
          </table:table-cell>
          <table:table-cell table:style-name="ce17" office:value-type="float" office:value="2.76" calcext:value-type="float">
            <text:p>2.7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table:formula="of:=[.G66]+[.H66]" office:value-type="float" office:value="3.16" calcext:value-type="float">
            <text:p>3.16</text:p>
          </table:table-cell>
          <table:table-cell table:style-name="ce9" table:formula="of:=[.F66]/[.G66]" office:value-type="float" office:value="0.739130434782609" calcext:value-type="float">
            <text:p>0.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.21" calcext:value-type="float">
            <text:p>2.21</text:p>
          </table:table-cell>
          <table:table-cell office:value-type="float" office:value="3.05" calcext:value-type="float">
            <text:p>3.05</text:p>
          </table:table-cell>
          <table:table-cell office:value-type="float" office:value="0.71" calcext:value-type="float">
            <text:p>0.71</text:p>
          </table:table-cell>
          <table:table-cell table:style-name="ce7" table:formula="of:=[.G67]+[.H67]" office:value-type="float" office:value="3.76" calcext:value-type="float">
            <text:p>3.76</text:p>
          </table:table-cell>
          <table:table-cell table:style-name="ce9" table:formula="of:=[.F67]/[.G67]" office:value-type="float" office:value="0.724590163934426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15" calcext:value-type="float">
            <text:p>1015</text:p>
          </table:table-cell>
          <table:table-cell office:value-type="float" office:value="2.8" calcext:value-type="float">
            <text:p>2.80</text:p>
          </table:table-cell>
          <table:table-cell office:value-type="float" office:value="4.02" calcext:value-type="float">
            <text:p>4.02</text:p>
          </table:table-cell>
          <table:table-cell office:value-type="float" office:value="0.85" calcext:value-type="float">
            <text:p>0.85</text:p>
          </table:table-cell>
          <table:table-cell table:style-name="ce7" table:formula="of:=[.G68]+[.H68]" office:value-type="float" office:value="4.87" calcext:value-type="float">
            <text:p>4.87</text:p>
          </table:table-cell>
          <table:table-cell table:style-name="ce9" table:formula="of:=[.F68]/[.G68]" office:value-type="float" office:value="0.696517412935323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3.06" calcext:value-type="float">
            <text:p>3.06</text:p>
          </table:table-cell>
          <table:table-cell office:value-type="float" office:value="4.67" calcext:value-type="float">
            <text:p>4.67</text:p>
          </table:table-cell>
          <table:table-cell office:value-type="float" office:value="0.76" calcext:value-type="float">
            <text:p>0.76</text:p>
          </table:table-cell>
          <table:table-cell table:style-name="ce7" table:formula="of:=[.G69]+[.H69]" office:value-type="float" office:value="5.43" calcext:value-type="float">
            <text:p>5.43</text:p>
          </table:table-cell>
          <table:table-cell table:style-name="ce9" table:formula="of:=[.F69]/[.G69]" office:value-type="float" office:value="0.65524625267666" calcext:value-type="float">
            <text:p>0.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089" calcext:value-type="float">
            <text:p>1089</text:p>
          </table:table-cell>
          <table:table-cell office:value-type="float" office:value="3.86" calcext:value-type="float">
            <text:p>3.86</text:p>
          </table:table-cell>
          <table:table-cell office:value-type="float" office:value="5.73" calcext:value-type="float">
            <text:p>5.73</text:p>
          </table:table-cell>
          <table:table-cell office:value-type="float" office:value="1.25" calcext:value-type="float">
            <text:p>1.25</text:p>
          </table:table-cell>
          <table:table-cell table:style-name="ce7" table:formula="of:=[.G70]+[.H70]" office:value-type="float" office:value="6.98" calcext:value-type="float">
            <text:p>6.98</text:p>
          </table:table-cell>
          <table:table-cell table:style-name="ce9" table:formula="of:=[.F70]/[.G70]" office:value-type="float" office:value="0.67364746945898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7" calcext:value-type="float">
            <text:p>1117</text:p>
          </table:table-cell>
          <table:table-cell office:value-type="float" office:value="3.33" calcext:value-type="float">
            <text:p>3.33</text:p>
          </table:table-cell>
          <table:table-cell office:value-type="float" office:value="5.21" calcext:value-type="float">
            <text:p>5.21</text:p>
          </table:table-cell>
          <table:table-cell office:value-type="float" office:value="0.8" calcext:value-type="float">
            <text:p>0.8</text:p>
          </table:table-cell>
          <table:table-cell table:style-name="ce7" table:formula="of:=[.G71]+[.H71]" office:value-type="float" office:value="6.01" calcext:value-type="float">
            <text:p>6.01</text:p>
          </table:table-cell>
          <table:table-cell table:style-name="ce9" table:formula="of:=[.F71]/[.G71]" office:value-type="float" office:value="0.63915547024952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110" calcext:value-type="float">
            <text:p>1110</text:p>
          </table:table-cell>
          <table:table-cell office:value-type="float" office:value="3.35" calcext:value-type="float">
            <text:p>3.35</text:p>
          </table:table-cell>
          <table:table-cell office:value-type="float" office:value="4.98" calcext:value-type="float">
            <text:p>4.98</text:p>
          </table:table-cell>
          <table:table-cell office:value-type="float" office:value="0.96" calcext:value-type="float">
            <text:p>0.96</text:p>
          </table:table-cell>
          <table:table-cell table:style-name="ce7" table:formula="of:=[.G72]+[.H72]" office:value-type="float" office:value="5.94" calcext:value-type="float">
            <text:p>5.94</text:p>
          </table:table-cell>
          <table:table-cell table:style-name="ce9" table:formula="of:=[.F72]/[.G72]" office:value-type="float" office:value="0.672690763052209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02" calcext:value-type="float">
            <text:p>1102</text:p>
          </table:table-cell>
          <table:table-cell office:value-type="float" office:value="3.83" calcext:value-type="float">
            <text:p>3.83</text:p>
          </table:table-cell>
          <table:table-cell office:value-type="float" office:value="5.7" calcext:value-type="float">
            <text:p>5.7</text:p>
          </table:table-cell>
          <table:table-cell office:value-type="float" office:value="1.22" calcext:value-type="float">
            <text:p>1.22</text:p>
          </table:table-cell>
          <table:table-cell table:style-name="ce7" table:formula="of:=[.G73]+[.H73]" office:value-type="float" office:value="6.92" calcext:value-type="float">
            <text:p>6.92</text:p>
          </table:table-cell>
          <table:table-cell table:style-name="ce9" table:formula="of:=[.F73]/[.G73]" office:value-type="float" office:value="0.671929824561403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/>
          <table:table-cell table:style-name="ce9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613.1" calcext:value-type="float">
            <text:p>613.10</text:p>
          </table:table-cell>
          <table:table-cell office:value-type="float" office:value="612.85" calcext:value-type="float">
            <text:p>612.85</text:p>
          </table:table-cell>
          <table:table-cell office:value-type="float" office:value="0.15" calcext:value-type="float">
            <text:p>0.15</text:p>
          </table:table-cell>
          <table:table-cell table:style-name="ce7" table:formula="of:=[.G75]+[.H75]" office:value-type="float" office:value="613" calcext:value-type="float">
            <text:p>613</text:p>
          </table:table-cell>
          <table:table-cell table:style-name="ce9" table:formula="of:=[.F75]/[.G75]" office:value-type="float" office:value="1.00040793016236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79" calcext:value-type="float">
            <text:p>2479</text:p>
          </table:table-cell>
          <table:table-cell office:value-type="float" office:value="72.67" calcext:value-type="float">
            <text:p>72.67</text:p>
          </table:table-cell>
          <table:table-cell office:value-type="float" office:value="104.24" calcext:value-type="float">
            <text:p>104.24</text:p>
          </table:table-cell>
          <table:table-cell office:value-type="float" office:value="18.39" calcext:value-type="float">
            <text:p>18.39</text:p>
          </table:table-cell>
          <table:table-cell table:style-name="ce7" table:formula="of:=[.G76]+[.H76]" office:value-type="float" office:value="122.63" calcext:value-type="float">
            <text:p>122.63</text:p>
          </table:table-cell>
          <table:table-cell table:style-name="ce9" table:formula="of:=[.F76]/[.G76]" office:value-type="float" office:value="0.697141212586339" calcext:value-type="float">
            <text:p>0.7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14" calcext:value-type="float">
            <text:p>2514</text:p>
          </table:table-cell>
          <table:table-cell office:value-type="float" office:value="19.89" calcext:value-type="float">
            <text:p>19.89</text:p>
          </table:table-cell>
          <table:table-cell office:value-type="float" office:value="30.43" calcext:value-type="float">
            <text:p>30.43</text:p>
          </table:table-cell>
          <table:table-cell office:value-type="float" office:value="3.22" calcext:value-type="float">
            <text:p>3.22</text:p>
          </table:table-cell>
          <table:table-cell table:style-name="ce7" table:formula="of:=[.G77]+[.H77]" office:value-type="float" office:value="33.65" calcext:value-type="float">
            <text:p>33.65</text:p>
          </table:table-cell>
          <table:table-cell table:style-name="ce9" table:formula="of:=[.F77]/[.G77]" office:value-type="float" office:value="0.653631284916201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46" calcext:value-type="float">
            <text:p>2546</text:p>
          </table:table-cell>
          <table:table-cell office:value-type="float" office:value="9.29" calcext:value-type="float">
            <text:p>9.29</text:p>
          </table:table-cell>
          <table:table-cell office:value-type="float" office:value="14.21" calcext:value-type="float">
            <text:p>14.21</text:p>
          </table:table-cell>
          <table:table-cell office:value-type="float" office:value="1.59" calcext:value-type="float">
            <text:p>1.59</text:p>
          </table:table-cell>
          <table:table-cell table:style-name="ce7" table:formula="of:=[.G78]+[.H78]" office:value-type="float" office:value="15.8" calcext:value-type="float">
            <text:p>15.8</text:p>
          </table:table-cell>
          <table:table-cell table:style-name="ce9" table:formula="of:=[.F78]/[.G78]" office:value-type="float" office:value="0.653764954257565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2503" calcext:value-type="float">
            <text:p>2503</text:p>
          </table:table-cell>
          <table:table-cell table:style-name="ce25" office:value-type="float" office:value="8.65" calcext:value-type="float">
            <text:p>8.65</text:p>
          </table:table-cell>
          <table:table-cell table:style-name="ce7" office:value-type="float" office:value="12.92" calcext:value-type="float">
            <text:p>12.92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table:formula="of:=[.G79]+[.H79]" office:value-type="float" office:value="14.35" calcext:value-type="float">
            <text:p>14.35</text:p>
          </table:table-cell>
          <table:table-cell table:style-name="ce28" table:formula="of:=[.F79]/[.G79]" office:value-type="float" office:value="0.669504643962848" calcext:value-type="float">
            <text:p>0.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587" calcext:value-type="float">
            <text:p>2587</text:p>
          </table:table-cell>
          <table:table-cell office:value-type="float" office:value="10.15" calcext:value-type="float">
            <text:p>10.15</text:p>
          </table:table-cell>
          <table:table-cell office:value-type="float" office:value="14.88" calcext:value-type="float">
            <text:p>14.88</text:p>
          </table:table-cell>
          <table:table-cell office:value-type="float" office:value="1.75" calcext:value-type="float">
            <text:p>1.75</text:p>
          </table:table-cell>
          <table:table-cell table:style-name="ce7" table:formula="of:=[.G80]+[.H80]" office:value-type="float" office:value="16.63" calcext:value-type="float">
            <text:p>16.63</text:p>
          </table:table-cell>
          <table:table-cell table:style-name="ce9" table:formula="of:=[.F80]/[.G80]" office:value-type="float" office:value="0.682123655913979" calcext:value-type="float">
            <text:p>0.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712" calcext:value-type="float">
            <text:p>2712</text:p>
          </table:table-cell>
          <table:table-cell office:value-type="float" office:value="9.76" calcext:value-type="float">
            <text:p>9.76</text:p>
          </table:table-cell>
          <table:table-cell office:value-type="float" office:value="13.58" calcext:value-type="float">
            <text:p>13.58</text:p>
          </table:table-cell>
          <table:table-cell office:value-type="float" office:value="2.46" calcext:value-type="float">
            <text:p>2.46</text:p>
          </table:table-cell>
          <table:table-cell table:style-name="ce7" table:formula="of:=[.G81]+[.H81]" office:value-type="float" office:value="16.04" calcext:value-type="float">
            <text:p>16.04</text:p>
          </table:table-cell>
          <table:table-cell table:style-name="ce9" table:formula="of:=[.F81]/[.G81]" office:value-type="float" office:value="0.718703976435935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01" calcext:value-type="float">
            <text:p>2701</text:p>
          </table:table-cell>
          <table:table-cell office:value-type="float" office:value="15.59" calcext:value-type="float">
            <text:p>15.59</text:p>
          </table:table-cell>
          <table:table-cell office:value-type="float" office:value="13.93" calcext:value-type="float">
            <text:p>13.93</text:p>
          </table:table-cell>
          <table:table-cell office:value-type="float" office:value="1.56" calcext:value-type="float">
            <text:p>1.56</text:p>
          </table:table-cell>
          <table:table-cell table:style-name="ce7" table:formula="of:=[.G82]+[.H82]" office:value-type="float" office:value="15.49" calcext:value-type="float">
            <text:p>15.49</text:p>
          </table:table-cell>
          <table:table-cell table:style-name="ce9" table:formula="of:=[.F82]/[.G82]" office:value-type="float" office:value="1.11916726489591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715" calcext:value-type="float">
            <text:p>2715</text:p>
          </table:table-cell>
          <table:table-cell office:value-type="float" office:value="9.9" calcext:value-type="float">
            <text:p>9.90</text:p>
          </table:table-cell>
          <table:table-cell office:value-type="float" office:value="14.44" calcext:value-type="float">
            <text:p>14.44</text:p>
          </table:table-cell>
          <table:table-cell office:value-type="float" office:value="2.2" calcext:value-type="float">
            <text:p>2.2</text:p>
          </table:table-cell>
          <table:table-cell table:style-name="ce7" table:formula="of:=[.G83]+[.H83]" office:value-type="float" office:value="16.64" calcext:value-type="float">
            <text:p>16.64</text:p>
          </table:table-cell>
          <table:table-cell table:style-name="ce9" table:formula="of:=[.F83]/[.G83]" office:value-type="float" office:value="0.685595567867036" calcext:value-type="float">
            <text:p>0.6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 table:formula="of:=[.G84]+[.H84]" office:value-type="float" office:value="0" calcext:value-type="float">
            <text:p>0</text:p>
          </table:table-cell>
          <table:table-cell table:style-name="ce9" table:formula="of:=[.F84]/[.G8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 table:formula="of:=[.G85]+[.H85]" office:value-type="float" office:value="0" calcext:value-type="float">
            <text:p>0</text:p>
          </table:table-cell>
          <table:table-cell table:style-name="ce9" table:formula="of:=[.F85]/[.G8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 table:formula="of:=[.G86]+[.H86]" office:value-type="float" office:value="0" calcext:value-type="float">
            <text:p>0</text:p>
          </table:table-cell>
          <table:table-cell table:style-name="ce9" table:formula="of:=[.F86]/[.G8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v6</text:p>
          </table:table-cell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7" table:formula="of:=[.G87]+[.H87]" office:value-type="float" office:value="326.97" calcext:value-type="float">
            <text:p>326.97</text:p>
          </table:table-cell>
          <table:table-cell table:style-name="ce9" table:formula="of:=[.F87]/[.G87]" office:value-type="float" office:value="0.81063745806197" calcext:value-type="float">
            <text:p>0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7" table:formula="of:=[.G88]+[.H88]" office:value-type="float" office:value="18.85" calcext:value-type="float">
            <text:p>18.85</text:p>
          </table:table-cell>
          <table:table-cell table:style-name="ce9" table:formula="of:=[.F88]/[.G88]" office:value-type="float" office:value="0.71319018404908" calcext:value-type="float">
            <text:p>0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7" table:formula="of:=[.G89]+[.H89]" office:value-type="float" office:value="26.35" calcext:value-type="float">
            <text:p>26.35</text:p>
          </table:table-cell>
          <table:table-cell table:style-name="ce9" table:formula="of:=[.F89]/[.G89]" office:value-type="float" office:value="0.792982456140351" calcext:value-type="float">
            <text:p>0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7" table:formula="of:=[.G90]+[.H90]" office:value-type="float" office:value="12.47" calcext:value-type="float">
            <text:p>12.47</text:p>
          </table:table-cell>
          <table:table-cell table:style-name="ce9" table:formula="of:=[.F90]/[.G90]" office:value-type="float" office:value="0.853723404255319" calcext:value-type="float">
            <text:p>0.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7" table:formula="of:=[.G91]+[.H91]" office:value-type="float" office:value="8.46" calcext:value-type="float">
            <text:p>8.46</text:p>
          </table:table-cell>
          <table:table-cell table:style-name="ce9" table:formula="of:=[.F91]/[.G91]" office:value-type="float" office:value="0.837837837837838" calcext:value-type="float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7" table:formula="of:=[.G92]+[.H92]" office:value-type="float" office:value="2.69" calcext:value-type="float">
            <text:p>2.69</text:p>
          </table:table-cell>
          <table:table-cell table:style-name="ce9" table:formula="of:=[.F92]/[.G92]" office:value-type="float" office:value="0.886075949367089" calcext:value-type="float">
            <text:p>0.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7" table:formula="of:=[.G93]+[.H93]" office:value-type="float" office:value="1.64" calcext:value-type="float">
            <text:p>1.64</text:p>
          </table:table-cell>
          <table:table-cell table:style-name="ce9" table:formula="of:=[.F93]/[.G93]" office:value-type="float" office:value="0.978260869565217" calcext:value-type="float">
            <text:p>0.9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/>
          <table:table-cell table:style-name="ce9"/>
          <table:table-cell table:number-columns-repeated="1013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7" table:formula="of:=[.G95]+[.H95]" office:value-type="float" office:value="16.55" calcext:value-type="float">
            <text:p>16.55</text:p>
          </table:table-cell>
          <table:table-cell table:style-name="ce9" table:formula="of:=[.F95]/[.G95]" office:value-type="float" office:value="1.17193195625759" calcext:value-type="float">
            <text:p>1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7" table:formula="of:=[.G96]+[.H96]" office:value-type="float" office:value="0.56" calcext:value-type="float">
            <text:p>0.56</text:p>
          </table:table-cell>
          <table:table-cell table:style-name="ce9" table:formula="of:=[.F96]/[.G96]" office:value-type="float" office:value="1.01818181818182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7" table:formula="of:=[.G97]+[.H97]" office:value-type="float" office:value="1.83" calcext:value-type="float">
            <text:p>1.83</text:p>
          </table:table-cell>
          <table:table-cell table:style-name="ce9" table:formula="of:=[.F97]/[.G97]" office:value-type="float" office:value="1.01098901098901" calcext:value-type="float">
            <text:p>1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7" table:formula="of:=[.G98]+[.H98]" office:value-type="float" office:value="0.59" calcext:value-type="float">
            <text:p>0.59</text:p>
          </table:table-cell>
          <table:table-cell table:style-name="ce9" table:formula="of:=[.F98]/[.G98]" office:value-type="float" office:value="1.01724137931034" calcext:value-type="float">
            <text:p>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7" table:formula="of:=[.G99]+[.H99]" office:value-type="float" office:value="0.13" calcext:value-type="float">
            <text:p>0.13</text:p>
          </table:table-cell>
          <table:table-cell table:style-name="ce9" table:formula="of:=[.F99]/[.G99]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calcext:value-type="string">
            <text:p>trees</text:p>
          </table:table-cell>
          <table:table-cell table:style-name="ce5" office:value-type="string" calcext:value-type="string">
            <text:p>time</text:p>
          </table:table-cell>
          <table:table-cell table:number-columns-repeated="5"/>
          <table:table-cell table:style-name="ce8" office:value-type="string" calcext:value-type="string">
            <text:p>X-X</text:p>
          </table:table-cell>
          <table:table-cell table:number-columns-repeated="2" table:style-name="ce10" office:value-type="string" calcext:value-type="string">
            <text:p>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6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02]*100" office:value-type="float" office:value="1335" calcext:value-type="float">
            <text:p>1335</text:p>
          </table:table-cell>
          <table:table-cell table:formula="of:=[.L102]*1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3]*100" office:value-type="float" office:value="1147" calcext:value-type="float">
            <text:p>1147</text:p>
          </table:table-cell>
          <table:table-cell table:formula="of:=[.L103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4]*100" office:value-type="float" office:value="884" calcext:value-type="float">
            <text:p>884</text:p>
          </table:table-cell>
          <table:table-cell table:formula="of:=[.L104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F105]*100" office:value-type="float" office:value="672" calcext:value-type="float">
            <text:p>672</text:p>
          </table:table-cell>
          <table:table-cell table:formula="of:=[.L105]*10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6]*100" office:value-type="float" office:value="565" calcext:value-type="float">
            <text:p>565</text:p>
          </table:table-cell>
          <table:table-cell table:formula="of:=[.L106]*10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7]*100" office:value-type="float" office:value="462" calcext:value-type="float">
            <text:p>462</text:p>
          </table:table-cell>
          <table:table-cell table:formula="of:=[.L107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108]*100" office:value-type="float" office:value="404" calcext:value-type="float">
            <text:p>404</text:p>
          </table:table-cell>
          <table:table-cell table:formula="of:=[.L108]*10"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9]*100" office:value-type="float" office:value="356" calcext:value-type="float">
            <text:p>356</text:p>
          </table:table-cell>
          <table:table-cell table:formula="of:=[.L109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10]*100" office:value-type="float" office:value="318" calcext:value-type="float">
            <text:p>318</text:p>
          </table:table-cell>
          <table:table-cell table:formula="of:=[.L110]*10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F111]*100" office:value-type="float" office:value="287" calcext:value-type="float">
            <text:p>287</text:p>
          </table:table-cell>
          <table:table-cell table:formula="of:=[.L111]*1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F112]*100" office:value-type="float" office:value="215" calcext:value-type="float">
            <text:p>215</text:p>
          </table:table-cell>
          <table:table-cell table:formula="of:=[.L112]*1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13]*100" office:value-type="float" office:value="166" calcext:value-type="float">
            <text:p>166</text:p>
          </table:table-cell>
          <table:table-cell table:formula="of:=[.L113]*1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F114]*100" office:value-type="float" office:value="128" calcext:value-type="float">
            <text:p>128</text:p>
          </table:table-cell>
          <table:table-cell table:formula="of:=[.L114]*1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F115]*100" office:value-type="float" office:value="109" calcext:value-type="float">
            <text:p>109</text:p>
          </table:table-cell>
          <table:table-cell table:formula="of:=[.L115]*10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F116]*100" office:value-type="float" office:value="88" calcext:value-type="float">
            <text:p>88</text:p>
          </table:table-cell>
          <table:table-cell table:formula="of:=[.L116]*10"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F117]*100" office:value-type="float" office:value="87" calcext:value-type="float">
            <text:p>87</text:p>
          </table:table-cell>
          <table:table-cell table:formula="of:=[.L117]*10" office:value-type="float" office:value="440" calcext:value-type="float">
            <text:p>4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F118]*100" office:value-type="float" office:value="87" calcext:value-type="float">
            <text:p>87</text:p>
          </table:table-cell>
          <table:table-cell table:formula="of:=[.L118]*10"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19]*100" office:value-type="float" office:value="75" calcext:value-type="float">
            <text:p>75</text:p>
          </table:table-cell>
          <table:table-cell table:formula="of:=[.L119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F120]*100" office:value-type="float" office:value="74" calcext:value-type="float">
            <text:p>74</text:p>
          </table:table-cell>
          <table:table-cell table:formula="of:=[.L120]*10" office:value-type="float" office:value="410" calcext:value-type="float">
            <text:p>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21]*100" office:value-type="float" office:value="78" calcext:value-type="float">
            <text:p>78</text:p>
          </table:table-cell>
          <table:table-cell table:formula="of:=[.L121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F122]*100" office:value-type="float" office:value="63" calcext:value-type="float">
            <text:p>63</text:p>
          </table:table-cell>
          <table:table-cell table:formula="of:=[.L122]*10" office:value-type="float" office:value="1280" calcext:value-type="float">
            <text:p>128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formula="of:=[.F123]*100" office:value-type="float" office:value="60" calcext:value-type="float">
            <text:p>60</text:p>
          </table:table-cell>
          <table:table-cell table:formula="of:=[.L123]*10" office:value-type="float" office:value="1710" calcext:value-type="float">
            <text:p>17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24]*100" office:value-type="float" office:value="66" calcext:value-type="float">
            <text:p>66</text:p>
          </table:table-cell>
          <table:table-cell table:formula="of:=[.L124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formula="of:=[.F125]*100" office:value-type="float" office:value="59" calcext:value-type="float">
            <text:p>59</text:p>
          </table:table-cell>
          <table:table-cell table:formula="of:=[.L125]*10" office:value-type="float" office:value="2530" calcext:value-type="float">
            <text:p>253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formula="of:=[.F126]*100" office:value-type="float" office:value="75" calcext:value-type="float">
            <text:p>75</text:p>
          </table:table-cell>
          <table:table-cell table:formula="of:=[.L126]*10" office:value-type="float" office:value="2440" calcext:value-type="float">
            <text:p>24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27]*100" office:value-type="float" office:value="68" calcext:value-type="float">
            <text:p>68</text:p>
          </table:table-cell>
          <table:table-cell table:formula="of:=[.L127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formula="of:=[.F128]*100" office:value-type="float" office:value="67" calcext:value-type="float">
            <text:p>67</text:p>
          </table:table-cell>
          <table:table-cell table:formula="of:=[.L128]*10" office:value-type="float" office:value="1830" calcext:value-type="float">
            <text:p>183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formula="of:=[.F129]*100" office:value-type="float" office:value="88" calcext:value-type="float">
            <text:p>88</text:p>
          </table:table-cell>
          <table:table-cell table:formula="of:=[.L129]*10" office:value-type="float" office:value="1890" calcext:value-type="float">
            <text:p>189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formula="of:=[.F130]*100" office:value-type="float" office:value="66" calcext:value-type="float">
            <text:p>66</text:p>
          </table:table-cell>
          <table:table-cell table:formula="of:=[.L130]*10" office:value-type="float" office:value="2940" calcext:value-type="float">
            <text:p>29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formula="of:=[.F131]*100" office:value-type="float" office:value="62" calcext:value-type="float">
            <text:p>62</text:p>
          </table:table-cell>
          <table:table-cell table:formula="of:=[.L131]*10" office:value-type="float" office:value="2720" calcext:value-type="float">
            <text:p>272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32]*100" office:value-type="float" office:value="70" calcext:value-type="float">
            <text:p>70</text:p>
          </table:table-cell>
          <table:table-cell table:formula="of:=[.L132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33]*100" office:value-type="float" office:value="60" calcext:value-type="float">
            <text:p>60</text:p>
          </table:table-cell>
          <table:table-cell table:formula="of:=[.L133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formula="of:=[.F134]*100" office:value-type="float" office:value="61" calcext:value-type="float">
            <text:p>61</text:p>
          </table:table-cell>
          <table:table-cell table:formula="of:=[.L134]*10" office:value-type="float" office:value="2200" calcext:value-type="float">
            <text:p>220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formula="of:=[.F135]*100" office:value-type="float" office:value="92" calcext:value-type="float">
            <text:p>92</text:p>
          </table:table-cell>
          <table:table-cell table:formula="of:=[.L135]*10" office:value-type="float" office:value="1810" calcext:value-type="float">
            <text:p>1810</text:p>
          </table:table-cell>
          <table:table-cell table:number-columns-repeated="1009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4:02:50.54665696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4-12-09T15:08:57.899353884</meta:creation-date>
    <meta:generator>LibreOffice/4.2.7.2$Linux_x86 LibreOffice_project/420m0$Build-2</meta:generator>
    <dc:date>2014-12-10T15:00:24.905138518</dc:date>
    <dc:creator>vendy </dc:creator>
    <meta:editing-duration>PT6H31M33S</meta:editing-duration>
    <meta:editing-cycles>28</meta:editing-cycles>
    <meta:document-statistic meta:table-count="2" meta:cell-count="10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style-name="ch1">
        <chart:plot-area chart:style-name="ch2" table:cell-range-address="List1.D102:List1.E135 List1.M102:List1.N135" chart:data-source-has-labels="column" svg:x="0.415cm" svg:y="0.255cm" svg:width="19.938cm" svg:height="12.24cm">
          <chartooo:coordinate-region svg:x="1.407cm" svg:y="0.454cm" svg:width="18.481cm" svg:height="11.394cm"/>
          <chart:axis chart:dimension="x" chart:name="primary-x" chart:style-name="ch3" chartooo:axis-type="auto">
            <chart:categories table:cell-range-address="List1.D102:List1.D1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E102:List1.E135" chart:class="chart:scatter">
            <chart:domain table:cell-range-address="List1.D102:List1.D135"/>
            <chart:data-point chart:repeated="34"/>
          </chart:series>
          <chart:series chart:style-name="ch7" chart:values-cell-range-address="List1.M102:List1.M135" chart:class="chart:scatter">
            <chart:data-point chart:repeated="34"/>
          </chart:series>
          <chart:series chart:style-name="ch8" chart:values-cell-range-address="List1.N102:List1.N135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  <table:table-cell office:value-type="string">
                <text:p>Sloupec M</text:p>
              </table:table-cell>
              <table:table-cell office:value-type="string">
                <text:p>Sloupec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D102:List1.D135</svg:desc>
                </draw:g>
              </table:table-cell>
              <table:table-cell office:value-type="float" office:value="755">
                <text:p>755</text:p>
                <draw:g>
                  <svg:desc>List1.E102:List1.E135</svg:desc>
                </draw:g>
              </table:table-cell>
              <table:table-cell office:value-type="float" office:value="1335">
                <text:p>1335</text:p>
                <draw:g>
                  <svg:desc>List1.M102:List1.M135</svg:desc>
                </draw:g>
              </table:table-cell>
              <table:table-cell office:value-type="float" office:value="0">
                <text:p>0</text:p>
                <draw:g>
                  <svg:desc>List1.N102:List1.N1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1147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884">
                <text:p>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57">
                <text:p>757</text:p>
              </table:table-cell>
              <table:table-cell office:value-type="float" office:value="672">
                <text:p>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56">
                <text:p>756</text:p>
              </table:table-cell>
              <table:table-cell office:value-type="float" office:value="565">
                <text:p>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462">
                <text:p>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60">
                <text:p>760</text:p>
              </table:table-cell>
              <table:table-cell office:value-type="float" office:value="404">
                <text:p>4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356">
                <text:p>3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287">
                <text:p>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67">
                <text:p>767</text:p>
              </table:table-cell>
              <table:table-cell office:value-type="float" office:value="215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166">
                <text:p>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128">
                <text:p>1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88">
                <text:p>8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87">
                <text:p>8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87">
                <text:p>8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75">
                <text:p>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74">
                <text:p>7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78">
                <text:p>7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63">
                <text:p>6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60">
                <text:p>6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66">
                <text:p>6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59">
                <text:p>5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75">
                <text:p>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68">
                <text:p>68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67">
                <text:p>67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88">
                <text:p>88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66">
                <text:p>6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62">
                <text:p>6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70">
                <text:p>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60">
                <text:p>6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61">
                <text:p>6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92">
                <text:p>92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column-mapping="0 1 2" chart:style-name="ch1">
        <chart:plot-area chart:style-name="ch2" table:cell-range-address="List2.D18:List2.E51 List2.L18:List2.M51" chart:data-source-has-labels="column" svg:x="0.415cm" svg:y="0.255cm" svg:width="19.938cm" svg:height="12.24cm">
          <chartooo:coordinate-region svg:x="1.407cm" svg:y="0.455cm" svg:width="18.481cm" svg:height="11.393cm"/>
          <chart:axis chart:dimension="x" chart:name="primary-x" chart:style-name="ch3" chartooo:axis-type="auto">
            <chart:categories table:cell-range-address="List2.D18:List2.D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.E18:List2.E51" chart:class="chart:scatter">
            <chart:domain table:cell-range-address="List2.D18:List2.D51"/>
            <chart:data-point chart:repeated="34"/>
          </chart:series>
          <chart:series chart:style-name="ch7" chart:values-cell-range-address="List2.L18:List2.L51" chart:class="chart:scatter">
            <chart:data-point chart:repeated="34"/>
          </chart:series>
          <chart:series chart:style-name="ch8" chart:values-cell-range-address="List2.M18:List2.M51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  <table:table-cell office:value-type="string">
                <text:p>Sloupec L</text:p>
              </table:table-cell>
              <table:table-cell office:value-type="string">
                <text:p>Sloupec 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D18:List2.D51</svg:desc>
                </draw:g>
              </table:table-cell>
              <table:table-cell office:value-type="float" office:value="1">
                <text:p>1</text:p>
                <draw:g>
                  <svg:desc>List2.D18:List2.D51</svg:desc>
                </draw:g>
              </table:table-cell>
              <table:table-cell office:value-type="float" office:value="755">
                <text:p>755</text:p>
                <draw:g>
                  <svg:desc>List2.E18:List2.E51</svg:desc>
                </draw:g>
              </table:table-cell>
              <table:table-cell office:value-type="float" office:value="NaN">
                <text:p>NaN</text:p>
                <draw:g>
                  <svg:desc>List2.L18:List2.L51</svg:desc>
                </draw:g>
              </table:table-cell>
              <table:table-cell office:value-type="float" office:value="NaN">
                <text:p>NaN</text:p>
                <draw:g>
                  <svg:desc>List2.M18:List2.M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